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8093a3" officeooo:paragraph-rsid="008093a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fo:font-weight="bold" officeooo:rsid="00206516" officeooo:paragraph-rsid="008197a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03dab"/>
    </style:style>
    <style:style style:name="T15" style:family="text">
      <style:text-properties officeooo:rsid="008431bb"/>
    </style:style>
    <style:style style:name="T16" style:family="text">
      <style:text-properties officeooo:rsid="008093a3"/>
    </style:style>
    <style:style style:name="T17" style:family="text">
      <style:text-properties officeooo:rsid="008197a9"/>
    </style:style>
    <style:style style:name="T18" style:family="text">
      <style:text-properties officeooo:rsid="009b0e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7">Terminología <text:s/>Especializada en Mercoadotecnica <text:span text:style-name="T18">y </text:span>Diseño</text:p>
          </table:table-cell>
        </table:table-row>
        <table:table-row>
          <table:table-cell table:style-name="Table1.A1" office:value-type="string">
            <text:p text:style-name="P10">Course ID:</text:p>
          </table:table-cell>
          <table:table-cell table:style-name="Table1.A1" office:value-type="string">
            <text:p text:style-name="P4">IT0<text:span text:style-name="T17">942</text:span><text:span text:style-name="T5"> </text:span><text:span text:style-name="T12">(Marron, 25-2)</text:span></text:p>
          </table:table-cell>
        </table:table-row>
        <table:table-row>
          <table:table-cell table:style-name="Table1.A1" office:value-type="string">
            <text:p text:style-name="P11">Cohort <text:span text:style-name="T4">ID</text:span>:</text:p>
          </table:table-cell>
          <table:table-cell table:style-name="Table1.A1" office:value-type="string">
            <text:p text:style-name="P6"><text:span text:style-name="T17">9</text:span>A</text:p>
          </table:table-cell>
        </table:table-row>
        <table:table-row>
          <table:table-cell table:style-name="Table1.A1" office:value-type="string">
            <text:p text:style-name="P12"><text:span text:style-name="T13">Exam </text:span>Date:</text:p>
          </table:table-cell>
          <table:table-cell table:style-name="Table1.A1" office:value-type="string">
            <text:p text:style-name="P5"><text:span text:style-name="T16">12</text:span> Feb 2025</text:p>
          </table:table-cell>
        </table:table-row>
      </table:table>
      <text:p text:style-name="P3"/>
      <text:p text:style-name="P9"><text:span text:style-name="T2">General </text:span><text:span text:style-name="T1">Instructions: </text:span><text:span text:style-name="T10">Print</text:span><text:span text:style-name="T3"> </text:span><text:span text:style-name="T7">your name in the upper right-hand corner. </text:span><text:span text:style-name="T8">Read each item carefully. Be sure that you understand exactly what is being asked of you. </text:span><text:span text:style-name="T9">Begin your answers on the backside of this paper </text:span><text:span text:style-name="T11">and a</text:span><text:span text:style-name="T9">dd extra sheets of paper as needed. Be sure to write your name on any extra sheets of paper. </text:span><text:span text:style-name="T11">S</text:span><text:span text:style-name="T9">taple all exam papers together when you are finished.</text:span></text:p>
      <text:p text:style-name="P14"/>
      <text:p text:style-name="P9"><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5"/>
      <text:p text:style-name="P8">This is a closed book exam.</text:p>
      <text:p text:style-name="P7"/>
      <text:p text:style-name="P7"/>
      <text:p text:style-name="P2">Task 1</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09:05:57.544368784</dc:date>
    <meta:editing-duration>PT9H44M2S</meta:editing-duration>
    <meta:editing-cycles>76</meta:editing-cycles>
    <meta:generator>LibreOffice/7.3.7.2$Linux_X86_64 LibreOffice_project/30$Build-2</meta:generator>
    <meta:document-statistic meta:table-count="1" meta:image-count="1" meta:object-count="0" meta:page-count="1" meta:paragraph-count="13" meta:word-count="144" meta:character-count="793" meta:non-whitespace-character-count="661"/>
  </office:meta>
</office:document-meta>
</file>